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</style:style>
    <style:style style:name="P4" style:family="paragraph" style:parent-style-name="Heading_20_2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 style:master-page-name="First_20_Page">
      <style:paragraph-properties fo:text-align="center" style:justify-single-word="false" style:page-number="auto"/>
    </style:style>
    <style:style style:name="P8" style:family="paragraph" style:parent-style-name="Text_20_body" style:master-page-name="Standard">
      <style:paragraph-properties fo:text-align="center" style:justify-single-word="false"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>Ornamental Turners Workbench </text:h>
      <text:h text:style-name="P4" text:outline-level="2">Version 1.0</text:h>
      <text:p text:style-name="P1"/>
      <text:h text:style-name="P2" text:outline-level="1">A. Battersby</text:h>
      <text:p text:style-name="P1"/>
      <text:p text:style-name="P3"/>
      <text:p text:style-name="P7"/>
      <text:p text:style-name="P1"/>
      <text:h text:style-name="P2" text:outline-level="1">Index</text:h>
      <text:p text:style-name="P1"/>
      <text:p text:style-name="P1"/>
      <text:p text:style-name="P1"/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 Battersby</meta:initial-creator>
    <meta:creation-date>2013-03-03T18:17:14.02</meta:creation-date>
    <dc:date>2013-03-03T20:20:57.94</dc:date>
    <dc:creator>Alan Battersby</dc:creator>
    <meta:editing-duration>PT30M4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3" meta:paragraph-count="4" meta:word-count="8" meta:character-count="57"/>
  </office:meta>
</office:document-meta>
</file>